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26807191920931069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432811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440307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440344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08569003566045413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837291974144353410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767416085267370637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97782509691198749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995376490515044596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969990456422100225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249183466953264880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  <text:p text:style-name="P22"/>
      <text:p text:style-name="P22">Mon March 11, 2019 <text:span text:style-name="T2">5.5 miles</text:span> <text:s/></text:p>
      <text:p text:style-name="P22"><text:span text:style-name="T2">Warmup:</text:span> ½ mile jog to the Wise Center, 1 mile on a treadmill in 9:00, 4:00 rest</text:p>
      <text:p text:style-name="P22"><text:span text:style-name="T2">Run:</text:span> <text:s/>After a 0.1 mile lead in, I did a 142 bpm test. I held my pulse near 142 bpm and ran 3 miles.</text:p>
      <text:p text:style-name="P22">Mile times and pulses: 8:10 (142), 8:32 (142), 8:43 (142) </text:p>
      <text:p text:style-name="P22">My times were slower today than for previous 142 bpm tests.</text:p>
      <text:p text:style-name="P22"><text:span text:style-name="T2">Warmdown:</text:span> 0.4 miles treadmill warm down in 4:00 and ½ mile jog home</text:p>
      <text:p text:style-name="P22"/>
      <text:p text:style-name="P22">Tues March 12, 2019 <text:span text:style-name="T2">3 miles </text:span>On a recumbent bike in the Wise Center:</text:p>
      <text:p text:style-name="P22">A 200 calorie ride with the weight setting at 127 pounds and a level of 12.</text:p>
      <text:p text:style-name="P22">Time for 200 calories: 19:25, Final heart rate: 110 bpm</text:p>
      <text:p text:style-name="P22">After a 4:00 rest I did a 100 calorie ride.</text:p>
      <text:p text:style-name="P22">Time for 100 calories: 8:56, Final heart rate: 128</text:p>
      <text:p text:style-name="P22">I take 300 calories expended while riding is equivalent to 3 miles of running.</text:p>
      <text:p text:style-name="P22"><text:s/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2T16:22:09.29</dc:date>
    <dc:creator>James  Lombardi</dc:creator>
    <meta:editing-duration>P7DT23H19M13S</meta:editing-duration>
    <meta:editing-cycles>713</meta:editing-cycles>
    <meta:generator>OpenOffice/4.1.2$Win32 OpenOffice.org_project/412m3$Build-9782</meta:generator>
    <meta:document-statistic meta:table-count="0" meta:image-count="0" meta:object-count="0" meta:page-count="23" meta:paragraph-count="623" meta:word-count="8062" meta:character-count="40157"/>
  </office:meta>
</office:document-meta>
</file>